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DejaVu Sans" svg:font-family="'DejaVu Sans'" style:font-family-generic="roman" style:font-pitch="variable"/>
    <style:font-face style:name="Tinos" svg:font-family="Tinos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0000" draw:fill="none" draw:textarea-vertical-align="middle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top" draw:auto-grow-height="false" fo:min-height="5.302cm" fo:min-width="15.51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046cm" fo:min-width="2.613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914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2.164cm" fo:min-width="2.05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Circl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top" draw:auto-grow-height="false" fo:min-height="5.355cm" fo:min-width="11.909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0.497cm" fo:min-width="2.413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2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Circle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47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cc99" draw:textarea-horizontal-align="justify" draw:textarea-vertical-align="middle" draw:auto-grow-height="false" fo:min-height="0.36cm" fo:min-width="5.333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ff0000" draw:marker-start="Circle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2.642cm" fo:min-width="1.438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bottom" draw:auto-grow-height="false" fo:min-height="1.333cm" fo:min-width="5.041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361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bottom" draw:auto-grow-height="false" fo:min-height="1.333cm" fo:min-width="2.247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361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top" draw:auto-grow-height="false" fo:min-height="5.355cm" fo:min-width="13.412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0.497cm" fo:min-width="2.413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2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Circle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cc99" draw:textarea-horizontal-align="justify" draw:textarea-vertical-align="middle" draw:auto-grow-height="false" fo:min-height="0.36cm" fo:min-width="5.599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ff0000" draw:marker-start="Circle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2.642cm" fo:min-width="0.705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bottom" draw:auto-grow-height="false" fo:min-height="1.333cm" fo:min-width="2.247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361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bottom" draw:auto-grow-height="false" fo:min-height="1.333cm" fo:min-width="2.247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361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046cm" fo:min-width="2.613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046cm" fo:min-width="2.613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046cm" fo:min-width="2.613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cc99" draw:textarea-horizontal-align="justify" draw:textarea-vertical-align="middle" draw:auto-grow-height="false" fo:min-height="0.36cm" fo:min-width="4.571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361cm" fo:min-width="0.963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2.668cm" fo:min-width="1.405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cc99" draw:textarea-horizontal-align="justify" draw:textarea-vertical-align="middle" draw:auto-grow-height="false" fo:min-height="0.36cm" fo:min-width="4.571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2.668cm" fo:min-width="1.268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1.02cm" fo:min-width="2.945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min-height="0.52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9" style:family="graphic" style:parent-style-name="objectwithoutfill">
      <style:graphic-properties svg:stroke-color="#ff0000" draw:marker-start="Circle" draw:marker-end="" draw:fill="none" draw:textarea-vertical-align="middle"/>
    </style:style>
    <style:style style:name="gr5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1.02cm" fo:min-width="2.945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1.026cm" fo:min-width="1.725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1.026cm" fo:min-width="1.725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1.026cm" fo:min-width="1.852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1.026cm" fo:min-width="1.852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top" draw:auto-grow-height="false" fo:min-height="5.302cm" fo:min-width="15.514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914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Circl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top" draw:auto-grow-height="false" fo:min-height="5.355cm" fo:min-width="11.909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2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cm" svg:stroke-color="#000000" draw:marker-start="Circle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475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cm" svg:stroke-color="#ff0000" draw:marker-start="Circle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top" draw:auto-grow-height="false" fo:min-height="5.355cm" fo:min-width="13.412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2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="Circle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ff0000" draw:marker-start="Circle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89cm" fo:min-width="2.167cm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1.017cm" fo:min-width="1.405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1.02cm" fo:min-width="2.945cm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min-height="0.52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1.02cm" fo:min-width="2.945cm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89cm" fo:min-width="2.167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1.017cm" fo:min-width="1.405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4bd5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4bd5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Source Han Sans Regular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0000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cc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size="10.5pt" fo:font-style="normal" fo:text-shadow="none" style:text-underline-style="none" fo:font-weight="normal" style:letter-kerning="true" style:font-name-asian="DejaVu Sans1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size="11pt" style:font-size-asian="11pt" style:font-size-complex="11pt"/>
    </style:style>
    <style:style style:name="P16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mo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Source Han Sans Regular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0000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mo" fo:font-size="10.5pt" fo:font-style="normal" fo:text-shadow="none" style:text-underline-style="none" fo:font-weight="normal" style:letter-kerning="true" style:font-name-asian="DejaVu Sans1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mo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mo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54cm" svg:y1="7.747cm" svg:x2="13.954cm" svg:y2="6.223cm">
          <text:p/>
        </draw:line>
        <draw:custom-shape draw:style-name="gr2" draw:text-style-name="P3" draw:layer="layout" svg:width="16.014cm" svg:height="5.552cm" svg:x="10.668cm" svg:y="0.381cm">
          <text:p text:style-name="P2"><text:span text:style-name="T1">Host 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113cm" svg:height="1.296cm" svg:x="10.985cm" svg:y="0.635cm">
          <text:p text:style-name="P2"><text:span text:style-name="T2">DCMG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0.437cm" svg:y1="8.057cm" svg:x2="27.216cm" svg:y2="8.057cm">
          <text:p/>
        </draw:line>
        <draw:frame draw:style-name="gr5" draw:text-style-name="P7" draw:layer="layout" svg:width="13.232cm" svg:height="1.164cm" svg:x="0.434cm" svg:y="6.733cm">
          <draw:text-box>
            <text:p text:style-name="P6"><text:span text:style-name="T2">Man</text:span><text:span text:style-name="T2">age</text:span><text:span text:style-name="T2">men</text:span><text:span text:style-name="T2">t </text:span><text:span text:style-name="T2">net</text:span><text:span text:style-name="T2">wor</text:span><text:span text:style-name="T2">k </text:span><text:span text:style-name="T2">(17</text:span><text:span text:style-name="T2">2.16</text:span><text:span text:style-name="T2">.5.0</text:span><text:span text:style-name="T2">/24)</text:span></text:p>
          </draw:text-box>
        </draw:frame>
        <draw:custom-shape draw:style-name="gr6" draw:text-style-name="P8" draw:layer="layout" svg:width="2.552cm" svg:height="4.572cm" svg:x="14.67cm" svg:y="0.762cm">
          <text:p text:style-name="P2"><text:span text:style-name="T3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5" draw:layer="layout" svg:x1="19.812cm" svg:y1="6.204cm" svg:x2="19.812cm" svg:y2="8.128cm">
          <text:p/>
        </draw:line>
        <draw:line draw:style-name="gr8" draw:text-style-name="P5" draw:layer="layout" svg:x1="0.517cm" svg:y1="8.672cm" svg:x2="27.35cm" svg:y2="8.672cm">
          <text:p/>
        </draw:line>
        <draw:custom-shape draw:style-name="gr9" draw:text-style-name="P3" draw:layer="layout" svg:width="12.409cm" svg:height="5.605cm" svg:x="0.491cm" svg:y="9.889cm">
          <text:p text:style-name="P2"><text:span text:style-name="T1">Host 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913cm" svg:height="0.747cm" svg:x="3.175cm" svg:y="10.972cm">
          <text:p text:style-name="P2"><text:span text:style-name="T2">HVA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41cm" svg:height="0.775cm" svg:x="2.221cm" svg:y="8.325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12" draw:text-style-name="P5" draw:layer="layout" svg:x1="2.228cm" svg:y1="9.1cm" svg:x2="2.228cm" svg:y2="9.655cm">
          <text:p/>
        </draw:line>
        <draw:line draw:style-name="gr13" draw:text-style-name="P5" draw:layer="layout" svg:x1="2.228cm" svg:y1="8.001cm" svg:x2="2.228cm" svg:y2="8.325cm">
          <text:p/>
        </draw:line>
        <draw:frame draw:style-name="gr14" draw:text-style-name="P10" draw:layer="layout" svg:width="12.496cm" svg:height="1.725cm" svg:x="15.113cm" svg:y="8.672cm">
          <draw:text-box>
            <text:p text:style-name="P6"><text:span text:style-name="T4">(192.168.5.0/24) Instances network</text:span></text:p>
          </draw:text-box>
        </draw:frame>
        <draw:custom-shape draw:style-name="gr15" draw:text-style-name="P11" draw:layer="layout" svg:width="5.833cm" svg:height="0.61cm" svg:x="6.604cm" svg:y="12.339cm">
          <text:p text:style-name="P2"><text:span text:style-name="T5">Br0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0.7cm" svg:y1="8.636cm" svg:x2="10.7cm" svg:y2="12.339cm">
          <text:p/>
        </draw:line>
        <draw:custom-shape draw:style-name="gr17" draw:text-style-name="P12" draw:layer="layout" svg:width="1.938cm" svg:height="2.892cm" svg:x="10.033cm" svg:y="9.655cm">
          <text:p text:style-name="P2"><text:span text:style-name="T6">Eth0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5.541cm" svg:height="1.583cm" svg:x="3.429cm" svg:y="13.803cm">
          <text:p text:style-name="P2"><text:span text:style-name="T1">Load Balanc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.463cm" svg:height="0.611cm" svg:x="7.139cm" svg:y="13.583cm">
          <text:p text:style-name="P2"><text:span text:style-name="T6">Eth0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7.881cm" svg:y1="12.949cm" svg:x2="7.881cm" svg:y2="13.583cm">
          <text:p/>
        </draw:line>
        <draw:custom-shape draw:style-name="gr21" draw:text-style-name="P13" draw:layer="layout" svg:width="2.747cm" svg:height="1.583cm" svg:x="9.404cm" svg:y="13.803cm">
          <text:p text:style-name="P2"><text:span text:style-name="T1">Instanc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463cm" svg:height="0.611cm" svg:x="10.32cm" svg:y="13.583cm">
          <text:p text:style-name="P2"><text:span text:style-name="T6">Eth0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1.062cm" svg:y1="12.949cm" svg:x2="11.062cm" svg:y2="13.583cm">
          <text:p/>
        </draw:line>
        <draw:custom-shape draw:style-name="gr24" draw:text-style-name="P3" draw:layer="layout" svg:width="13.912cm" svg:height="5.605cm" svg:x="13.266cm" svg:y="9.889cm">
          <text:p text:style-name="P2"><text:span text:style-name="T1">Host 3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2.913cm" svg:height="0.747cm" svg:x="16.518cm" svg:y="10.972cm">
          <text:p text:style-name="P2"><text:span text:style-name="T2">HVA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243cm" svg:height="0.775cm" svg:x="14.996cm" svg:y="8.325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27" draw:text-style-name="P5" draw:layer="layout" svg:x1="15.003cm" svg:y1="9.1cm" svg:x2="15.003cm" svg:y2="9.655cm">
          <text:p/>
        </draw:line>
        <draw:line draw:style-name="gr28" draw:text-style-name="P5" draw:layer="layout" svg:x1="15.003cm" svg:y1="8.001cm" svg:x2="15.003cm" svg:y2="8.325cm">
          <text:p/>
        </draw:line>
        <draw:custom-shape draw:style-name="gr29" draw:text-style-name="P11" draw:layer="layout" svg:width="6.099cm" svg:height="0.61cm" svg:x="19.936cm" svg:y="12.339cm">
          <text:p text:style-name="P2"><text:span text:style-name="T5">Br0</text:span></text:p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24.384cm" svg:y1="8.636cm" svg:x2="24.384cm" svg:y2="12.339cm">
          <text:p/>
        </draw:line>
        <draw:custom-shape draw:style-name="gr31" draw:text-style-name="P12" draw:layer="layout" svg:width="1.205cm" svg:height="2.892cm" svg:x="23.876cm" svg:y="9.655cm">
          <text:p text:style-name="P2"><text:span text:style-name="T6">Eth0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2.747cm" svg:height="1.583cm" svg:x="19.935cm" svg:y="13.803cm">
          <text:p text:style-name="P2"><text:span text:style-name="T1">Instance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1.463cm" svg:height="0.611cm" svg:x="20.851cm" svg:y="13.583cm">
          <text:p text:style-name="P2"><text:span text:style-name="T6">Eth0</text:span></text:p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21.593cm" svg:y1="12.949cm" svg:x2="21.593cm" svg:y2="13.583cm">
          <text:p/>
        </draw:line>
        <draw:custom-shape draw:style-name="gr35" draw:text-style-name="P13" draw:layer="layout" svg:width="2.747cm" svg:height="1.583cm" svg:x="23.088cm" svg:y="13.803cm">
          <text:p text:style-name="P2"><text:span text:style-name="T1">Instan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1.463cm" svg:height="0.611cm" svg:x="24.004cm" svg:y="13.583cm">
          <text:p text:style-name="P2"><text:span text:style-name="T6">Eth0</text:span></text:p>
          <draw:enhanced-geometry svg:viewBox="0 0 21600 21600" draw:type="rectangle" draw:enhanced-path="M 0 0 L 21600 0 21600 21600 0 21600 0 0 Z N"/>
        </draw:custom-shape>
        <draw:line draw:style-name="gr37" draw:text-style-name="P5" draw:layer="layout" svg:x1="24.746cm" svg:y1="12.949cm" svg:x2="24.746cm" svg:y2="13.583cm">
          <text:p/>
        </draw:line>
        <draw:custom-shape draw:style-name="gr38" draw:text-style-name="P4" draw:layer="layout" svg:width="3.113cm" svg:height="1.296cm" svg:x="10.985cm" svg:y="2.286cm">
          <text:p text:style-name="P2"><text:span text:style-name="T2">Collector</text:span></text:p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3.113cm" svg:height="1.296cm" svg:x="10.985cm" svg:y="3.911cm">
          <text:p text:style-name="P2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3.113cm" svg:height="1.296cm" svg:x="19.814cm" svg:y="1.651cm">
          <text:p text:style-name="P2"><text:span text:style-name="T2">Mussel</text:span></text:p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5.071cm" svg:height="0.61cm" svg:x="13.979cm" svg:y="12.339cm">
          <text:p text:style-name="P2"><text:span text:style-name="T5">Br1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1.463cm" svg:height="0.611cm" svg:x="3.937cm" svg:y="13.583cm">
          <text:p text:style-name="P2"><text:span text:style-name="T6">Eth1</text:span></text:p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4.679cm" svg:y1="12.949cm" svg:x2="4.679cm" svg:y2="13.583cm">
          <text:p/>
        </draw:line>
        <draw:custom-shape draw:style-name="gr44" draw:text-style-name="P12" draw:layer="layout" svg:width="1.905cm" svg:height="2.918cm" svg:x="14.224cm" svg:y="9.655cm">
          <text:p text:style-name="P2"><text:span text:style-name="T6">Eth1</text:span></text:p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5.071cm" svg:height="0.61cm" svg:x="0.635cm" svg:y="12.339cm">
          <text:p text:style-name="P2"><text:span text:style-name="T5">Br1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1.768cm" svg:height="2.918cm" svg:x="1.026cm" svg:y="9.655cm">
          <text:p text:style-name="P2"><text:span text:style-name="T6">Eth1</text:span></text:p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3.445cm" svg:height="1.27cm" svg:x="12.049cm" svg:y="5.334cm">
          <text:p text:style-name="P2"><text:span text:style-name="T7">Eth0</text:span></text:p>
          <text:p text:style-name="P2"><text:span text:style-name="T7">192.168.5.11</text:span></text:p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0.243cm" svg:height="0.775cm" svg:x="13.953cm" svg:y="7.747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49" draw:text-style-name="P1" draw:layer="layout" svg:x1="13.954cm" svg:y1="8.763cm" svg:x2="13.954cm" svg:y2="8.509cm">
          <text:p/>
        </draw:line>
        <draw:custom-shape draw:style-name="gr50" draw:text-style-name="P12" draw:layer="layout" svg:width="3.445cm" svg:height="1.27cm" svg:x="18.161cm" svg:y="5.334cm">
          <text:p text:style-name="P2"><text:span text:style-name="T7">Eth1</text:span></text:p>
          <text:p text:style-name="P2"><text:span text:style-name="T7">172.16.5.11</text:span></text:p>
          <draw:enhanced-geometry svg:viewBox="0 0 21600 21600" draw:type="rectangle" draw:enhanced-path="M 0 0 L 21600 0 21600 21600 0 21600 0 0 Z N"/>
        </draw:custom-shape>
        <draw:line draw:style-name="gr51" draw:text-style-name="P1" draw:layer="layout" svg:x1="2.032cm" svg:y1="12.954cm" svg:x2="2.032cm" svg:y2="13.589cm">
          <text:p/>
        </draw:line>
        <draw:custom-shape draw:style-name="gr52" draw:text-style-name="P16" draw:layer="layout" svg:width="2.225cm" svg:height="1.276cm" svg:x="0.95cm" svg:y="13.583cm">
          <text:p text:style-name="P15"><text:span text:style-name="T7">Br1</text:span></text:p>
          <text:p text:style-name="P15"><text:span text:style-name="T7">172.16.5.12</text:span></text:p>
          <draw:enhanced-geometry svg:viewBox="0 0 21600 21600" draw:type="rectangle" draw:enhanced-path="M 0 0 L 21600 0 21600 21600 0 21600 0 0 Z N"/>
        </draw:custom-shape>
        <draw:line draw:style-name="gr51" draw:text-style-name="P1" draw:layer="layout" svg:x1="15.687cm" svg:y1="12.955cm" svg:x2="15.687cm" svg:y2="13.59cm">
          <text:p/>
        </draw:line>
        <draw:custom-shape draw:style-name="gr53" draw:text-style-name="P16" draw:layer="layout" svg:width="2.225cm" svg:height="1.276cm" svg:x="14.605cm" svg:y="13.584cm">
          <text:p text:style-name="P15"><text:span text:style-name="T7">Br1</text:span></text:p>
          <text:p text:style-name="P15"><text:span text:style-name="T7">172.16.5.13</text:span>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2.352cm" svg:height="1.276cm" svg:x="6.985cm" svg:y="10.789cm">
          <text:p text:style-name="P15"><text:span text:style-name="T7">Br0</text:span></text:p>
          <text:p text:style-name="P15"><text:span text:style-name="T7">192.168.5.12</text:span></text:p>
          <draw:enhanced-geometry svg:viewBox="0 0 21600 21600" draw:type="rectangle" draw:enhanced-path="M 0 0 L 21600 0 21600 21600 0 21600 0 0 Z N"/>
        </draw:custom-shape>
        <draw:line draw:style-name="gr51" draw:text-style-name="P1" draw:layer="layout" svg:x1="8.255cm" svg:y1="12.065cm" svg:x2="8.255cm" svg:y2="12.319cm">
          <text:p/>
        </draw:line>
        <draw:custom-shape draw:style-name="gr55" draw:text-style-name="P16" draw:layer="layout" svg:width="2.352cm" svg:height="1.276cm" svg:x="20.508cm" svg:y="10.789cm">
          <text:p text:style-name="P15"><text:span text:style-name="T7">Br0</text:span></text:p>
          <text:p text:style-name="P15"><text:span text:style-name="T7">192.168.5.13</text:span></text:p>
          <draw:enhanced-geometry svg:viewBox="0 0 21600 21600" draw:type="rectangle" draw:enhanced-path="M 0 0 L 21600 0 21600 21600 0 21600 0 0 Z N"/>
        </draw:custom-shape>
        <draw:line draw:style-name="gr51" draw:text-style-name="P1" draw:layer="layout" svg:x1="21.778cm" svg:y1="12.065cm" svg:x2="21.778cm" svg:y2="12.319cm">
          <text:p/>
        </draw:line>
      </draw:page>
      <draw:page draw:name="page2" draw:style-name="dp1" draw:master-page-name="Default">
        <draw:line draw:style-name="gr1" draw:text-style-name="P1" draw:layer="layout" svg:x1="13.954cm" svg:y1="7.747cm" svg:x2="13.954cm" svg:y2="6.223cm">
          <text:p/>
        </draw:line>
        <draw:custom-shape draw:style-name="gr56" draw:text-style-name="P3" draw:layer="layout" svg:width="16.014cm" svg:height="5.552cm" svg:x="10.668cm" svg:y="0.381cm">
          <text:p text:style-name="P2"><text:span text:style-name="T1">Hos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7" draw:text-style-name="P5" draw:layer="layout" svg:x1="0.437cm" svg:y1="8.057cm" svg:x2="27.216cm" svg:y2="8.057cm">
          <text:p/>
        </draw:line>
        <draw:frame draw:style-name="gr58" draw:text-style-name="P7" draw:layer="layout" svg:width="13.232cm" svg:height="1.164cm" svg:x="0.434cm" svg:y="6.733cm">
          <draw:text-box>
            <text:p text:style-name="P6"><text:span text:style-name="T2">Management network (172.16.5.0/24)</text:span></text:p>
          </draw:text-box>
        </draw:frame>
        <draw:line draw:style-name="gr59" draw:text-style-name="P5" draw:layer="layout" svg:x1="19.812cm" svg:y1="6.204cm" svg:x2="19.812cm" svg:y2="8.128cm">
          <text:p/>
        </draw:line>
        <draw:line draw:style-name="gr60" draw:text-style-name="P5" draw:layer="layout" svg:x1="0.517cm" svg:y1="8.672cm" svg:x2="27.35cm" svg:y2="8.672cm">
          <text:p/>
        </draw:line>
        <draw:custom-shape draw:style-name="gr61" draw:text-style-name="P3" draw:layer="layout" svg:width="12.409cm" svg:height="5.605cm" svg:x="0.491cm" svg:y="9.889cm">
          <text:p text:style-name="P2"><text:span text:style-name="T1">Host 2</text:span></text:p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0.241cm" svg:height="0.775cm" svg:x="2.221cm" svg:y="8.325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63" draw:text-style-name="P5" draw:layer="layout" svg:x1="2.228cm" svg:y1="9.1cm" svg:x2="2.228cm" svg:y2="9.655cm">
          <text:p/>
        </draw:line>
        <draw:line draw:style-name="gr64" draw:text-style-name="P5" draw:layer="layout" svg:x1="2.228cm" svg:y1="8.001cm" svg:x2="2.228cm" svg:y2="8.325cm">
          <text:p/>
        </draw:line>
        <draw:frame draw:style-name="gr65" draw:text-style-name="P10" draw:layer="layout" svg:width="12.496cm" svg:height="1.725cm" svg:x="15.113cm" svg:y="8.672cm">
          <draw:text-box>
            <text:p text:style-name="P6"><text:span text:style-name="T4">(</text:span><text:span text:style-name="T4">1</text:span><text:span text:style-name="T4">9</text:span><text:span text:style-name="T4">2</text:span><text:span text:style-name="T4">.</text:span><text:span text:style-name="T4">1</text:span><text:span text:style-name="T4">6</text:span><text:span text:style-name="T4">8</text:span><text:span text:style-name="T4">.</text:span><text:span text:style-name="T4">5</text:span><text:span text:style-name="T4">.</text:span><text:span text:style-name="T4">0</text:span><text:span text:style-name="T4">/</text:span><text:span text:style-name="T4">2</text:span><text:span text:style-name="T4">4</text:span><text:span text:style-name="T4">)</text:span><text:span text:style-name="T4"> </text:span><text:span text:style-name="T4">I</text:span><text:span text:style-name="T4">n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4">s</text:span><text:span text:style-name="T4"> </text:span><text:span text:style-name="T4">n</text:span><text:span text:style-name="T4">e</text:span><text:span text:style-name="T4">t</text:span><text:span text:style-name="T4">w</text:span><text:span text:style-name="T4">o</text:span><text:span text:style-name="T4">r</text:span><text:span text:style-name="T4">k</text:span></text:p>
          </draw:text-box>
        </draw:frame>
        <draw:line draw:style-name="gr66" draw:text-style-name="P5" draw:layer="layout" svg:x1="10.7cm" svg:y1="8.636cm" svg:x2="10.7cm" svg:y2="9.906cm">
          <text:p/>
        </draw:line>
        <draw:custom-shape draw:style-name="gr67" draw:text-style-name="P3" draw:layer="layout" svg:width="13.912cm" svg:height="5.605cm" svg:x="13.266cm" svg:y="9.889cm">
          <text:p text:style-name="P2"><text:span text:style-name="T1">H</text:span><text:span text:style-name="T1">o</text:span><text:span text:style-name="T1">s</text:span><text:span text:style-name="T1">t</text:span><text:span text:style-name="T1">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8" draw:text-style-name="P9" draw:layer="layout" svg:width="0.243cm" svg:height="0.775cm" svg:x="14.996cm" svg:y="8.325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69" draw:text-style-name="P5" draw:layer="layout" svg:x1="15.003cm" svg:y1="9.1cm" svg:x2="15.003cm" svg:y2="9.655cm">
          <text:p/>
        </draw:line>
        <draw:line draw:style-name="gr70" draw:text-style-name="P5" draw:layer="layout" svg:x1="15.003cm" svg:y1="8.001cm" svg:x2="15.003cm" svg:y2="8.325cm">
          <text:p/>
        </draw:line>
        <draw:line draw:style-name="gr71" draw:text-style-name="P5" draw:layer="layout" svg:x1="24.384cm" svg:y1="8.636cm" svg:x2="24.384cm" svg:y2="10.541cm">
          <text:p/>
        </draw:line>
        <draw:custom-shape draw:style-name="gr72" draw:text-style-name="P16" draw:layer="layout" svg:width="2.667cm" svg:height="1.14cm" svg:x="23.876cm" svg:y="9.655cm">
          <text:p text:style-name="P15"><text:span text:style-name="T7">E</text:span><text:span text:style-name="T7">t</text:span><text:span text:style-name="T7">h</text:span><text:span text:style-name="T7">0</text:span></text:p>
          <text:p text:style-name="P15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5</text:span><text:span text:style-name="T7">.</text:span><text:span text:style-name="T7">1</text:span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1.905cm" svg:height="1.267cm" svg:x="14.224cm" svg:y="9.655cm">
          <text:p text:style-name="P2"><text:span text:style-name="T6">Eth1</text:span></text:p>
          <draw:enhanced-geometry svg:viewBox="0 0 21600 21600" draw:type="rectangle" draw:enhanced-path="M 0 0 L 21600 0 21600 21600 0 21600 0 0 Z N"/>
        </draw:custom-shape>
        <draw:custom-shape draw:style-name="gr74" draw:text-style-name="P12" draw:layer="layout" svg:width="3.445cm" svg:height="1.27cm" svg:x="12.049cm" svg:y="5.334cm">
          <text:p text:style-name="P2"><text:span text:style-name="T7">Eth0</text:span></text:p>
          <text:p text:style-name="P2"><text:span text:style-name="T7">192.168.5.11</text:span></text:p>
          <draw:enhanced-geometry svg:viewBox="0 0 21600 21600" draw:type="rectangle" draw:enhanced-path="M 0 0 L 21600 0 21600 21600 0 21600 0 0 Z N"/>
        </draw:custom-shape>
        <draw:custom-shape draw:style-name="gr75" draw:text-style-name="P14" draw:layer="layout" svg:width="0.243cm" svg:height="0.775cm" svg:x="13.953cm" svg:y="7.747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49" draw:text-style-name="P1" draw:layer="layout" svg:x1="13.954cm" svg:y1="8.763cm" svg:x2="13.954cm" svg:y2="8.509cm">
          <text:p/>
        </draw:line>
        <draw:custom-shape draw:style-name="gr76" draw:text-style-name="P12" draw:layer="layout" svg:width="3.445cm" svg:height="1.27cm" svg:x="18.161cm" svg:y="5.334cm">
          <text:p text:style-name="P2"><text:span text:style-name="T7">Eth1</text:span></text:p>
          <text:p text:style-name="P2"><text:span text:style-name="T7">172.16.5.11</text:span></text:p>
          <draw:enhanced-geometry svg:viewBox="0 0 21600 21600" draw:type="rectangle" draw:enhanced-path="M 0 0 L 21600 0 21600 21600 0 21600 0 0 Z N"/>
        </draw:custom-shape>
        <draw:custom-shape draw:style-name="gr77" draw:text-style-name="P16" draw:layer="layout" svg:width="2.667cm" svg:height="1.14cm" svg:x="9.398cm" svg:y="9.655cm">
          <text:p text:style-name="P15"><text:span text:style-name="T7">Eth0</text:span></text:p>
          <text:p text:style-name="P15"><text:span text:style-name="T7">192.1</text:span><text:span text:style-name="T7">68.5.</text:span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78" draw:text-style-name="P12" draw:layer="layout" svg:width="1.905cm" svg:height="1.267cm" svg:x="1.524cm" svg:y="9.655cm">
          <text:p text:style-name="P2"><text:span text:style-name="T6">E</text:span><text:span text:style-name="T6">t</text:span><text:span text:style-name="T6">h</text:span><text:span text:style-name="T6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DejaVu Sans" svg:font-family="'DejaVu Sans'" style:font-family-generic="roman" style:font-pitch="variable"/>
    <style:font-face style:name="Tinos" svg:font-family="Tinos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9:05:38.478133797</meta:creation-date>
    <dc:date>2016-09-10T17:23:27.212341078</dc:date>
    <meta:editing-duration>PT9H59M48S</meta:editing-duration>
    <meta:editing-cycles>78</meta:editing-cycles>
    <meta:generator>LibreOffice/5.1.5.2$Linux_X86_64 LibreOffice_project/10m0$Build-2</meta:generator>
    <meta:document-statistic meta:object-count="83"/>
  </office:meta>
</office:document-meta>
</file>